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ce1"/>
        <table:table-column table:style-name="co1" table:number-columns-repeated="3" table:default-cell-style-name="ce2"/>
        <table:table-row table:style-name="ro2">
          <table:table-cell/>
          <table:table-cell office:value-type="string" table:number-columns-spanned="7" table:number-rows-spanned="1">
            <text:p>Base</text:p>
          </table:table-cell>
          <table:covered-table-cell table:number-columns-repeated="5"/>
          <table:covered-table-cell table:style-name="ce2"/>
          <table:table-cell office:value-type="string" table:number-columns-spanned="7" table:number-rows-spanned="1">
            <text:p>Upgrade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office:value-type="string">
            <text:p>Tourelles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table:style-name="ce2" office:value-type="string">
            <text:p>Degats/s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table:style-name="ce2" office:value-type="string">
            <text:p>Degats/s</text:p>
          </table:table-cell>
          <table:table-cell table:number-columns-repeated="4"/>
        </table:table-row>
        <table:table-row table:style-name="ro2">
          <table:table-cell office:value-type="string">
            <text:p>Archer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2" table:formula="of:=[.C3]*[.D3]*(1+([.F3]/100))"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3.5">
            <text:p>3,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style-name="ce2" table:formula="of:=[.J3]*[.K3]*(1+([.M3]/100))" office:value-type="float" office:value="157.5">
            <text:p>157,5</text:p>
          </table:table-cell>
          <table:table-cell table:number-columns-repeated="4"/>
        </table:table-row>
        <table:table-row table:style-name="ro2">
          <table:table-cell office:value-type="string">
            <text:p>Canon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table:formula="of:=[.C4]*[.D4]*(1+([.F4]/100))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" table:formula="of:=[.J4]*[.K4]*(1+([.M4]/100))"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string">
            <text:p>Mage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2" table:formula="of:=[.C5]*[.D5]*(1+([.F5]/100))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2" table:formula="of:=[.J5]*[.K5]*(1+([.M5]/100))" office:value-type="float" office:value="70">
            <text:p>70</text:p>
          </table:table-cell>
          <table:table-cell table:number-columns-repeated="4"/>
        </table:table-row>
        <table:table-row table:style-name="ro2">
          <table:table-cell office:value-type="string">
            <text:p>Scorpion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0.3">
            <text:p>0,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ce2" table:formula="of:=[.C6]*[.D6]*(1+([.F6]/100))"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70">
            <text:p>170</text:p>
          </table:table-cell>
          <table:table-cell office:value-type="float" office:value="0.3">
            <text:p>0,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style-name="ce2" table:formula="of:=[.J6]*[.K6]*(1+([.M6]/100))" office:value-type="float" office:value="51">
            <text:p>51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Ennemis</text:p>
          </table:table-cell>
          <table:table-cell office:value-type="string">
            <text:p>Vie</text:p>
          </table:table-cell>
          <table:table-cell office:value-type="string">
            <text:p>Vitesse</text:p>
          </table:table-cell>
          <table:table-cell table:style-name="ce2" office:value-type="string">
            <text:p>Vie*Vitesse</text:p>
          </table:table-cell>
          <table:table-cell office:value-type="string">
            <text:p>Gain</text:p>
          </table:table-cell>
          <table:table-cell table:number-columns-repeated="14"/>
        </table:table-row>
        <table:table-row table:style-name="ro2">
          <table:table-cell office:value-type="string">
            <text:p>Goblin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table:formula="of:=[.B9]*[.C9]"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14"/>
        </table:table-row>
        <table:table-row table:style-name="ro2">
          <table:table-cell office:value-type="string">
            <text:p>Orc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table:style-name="ce2" table:formula="of:=[.B10]*[.C10]" office:value-type="float" office:value="1500">
            <text:p>1500</text:p>
          </table:table-cell>
          <table:table-cell office:value-type="float" office:value="30">
            <text:p>30</text:p>
          </table:table-cell>
          <table:table-cell table:number-columns-repeated="14"/>
        </table:table-row>
        <table:table-row table:style-name="ro2">
          <table:table-cell office:value-type="string">
            <text:p>Gnom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2" table:formula="of:=[.B11]*[.C11]" office:value-type="float" office:value="750">
            <text:p>750</text:p>
          </table:table-cell>
          <table:table-cell office:value-type="float" office:value="15">
            <text:p>15</text:p>
          </table:table-cell>
          <table:table-cell table:number-columns-repeated="14"/>
        </table:table-row>
        <table:table-row table:style-name="ro2" table:number-rows-repeated="33">
          <table:table-cell table:number-columns-repeated="19"/>
        </table:table-row>
        <table:table-row table:style-name="ro2" table:number-rows-repeated="3">
          <table:table-cell table:number-columns-repeated="16"/>
          <table:table-cell table:style-name="Default" table:number-columns-repeated="3"/>
        </table:table-row>
        <table:table-row table:style-name="ro2">
          <table:table-cell table:number-columns-repeated="16"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1">11/04/2021</text:date>, <text:time>17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5M27S</meta:editing-duration>
    <meta:editing-cycles>10</meta:editing-cycles>
    <meta:generator>OpenOffice/4.1.9$Win32 OpenOffice.org_project/419m1$Build-9805</meta:generator>
    <dc:date>2021-04-11T17:10:17.13</dc:date>
    <dc:creator>Antoine FISSE</dc:creator>
    <meta:document-statistic meta:table-count="3" meta:cell-count="97" meta:object-count="0"/>
    <meta:user-defined meta:name="Info 1"/>
    <meta:user-defined meta:name="Info 2"/>
    <meta:user-defined meta:name="Info 3"/>
    <meta:user-defined meta:name="Info 4"/>
  </office:meta>
</office:document-meta>
</file>